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485cm" style:rel-column-width="275*"/>
    </style:style>
    <style:style style:name="Таблица1.B" style:family="table-column">
      <style:table-column-properties style:column-width="4.3cm" style:rel-column-width="2438*"/>
    </style:style>
    <style:style style:name="Таблица1.C" style:family="table-column">
      <style:table-column-properties style:column-width="4.101cm" style:rel-column-width="2325*"/>
    </style:style>
    <style:style style:name="Таблица1.D" style:family="table-column">
      <style:table-column-properties style:column-width="2.447cm" style:rel-column-width="1387*"/>
    </style:style>
    <style:style style:name="Таблица1.E" style:family="table-column">
      <style:table-column-properties style:column-width="1.963cm" style:rel-column-width="1113*"/>
    </style:style>
    <style:style style:name="Таблица1.F" style:family="table-column">
      <style:table-column-properties style:column-width="3.704cm" style:rel-column-width="210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0.794cm" style:rel-column-width="450*"/>
    </style:style>
    <style:style style:name="Таблица2.B" style:family="table-column">
      <style:table-column-properties style:column-width="2.492cm" style:rel-column-width="1413*"/>
    </style:style>
    <style:style style:name="Таблица2.C" style:family="table-column">
      <style:table-column-properties style:column-width="7.1cm" style:rel-column-width="4025*"/>
    </style:style>
    <style:style style:name="Таблица2.D" style:family="table-column">
      <style:table-column-properties style:column-width="2.006cm" style:rel-column-width="1137*"/>
    </style:style>
    <style:style style:name="Таблица2.E" style:family="table-column">
      <style:table-column-properties style:column-width="1.896cm" style:rel-column-width="1075*"/>
    </style:style>
    <style:style style:name="Таблица2.F" style:family="table-column">
      <style:table-column-properties style:column-width="2.713cm" style:rel-column-width="1538*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20pt" officeooo:rsid="000399ba" officeooo:paragraph-rsid="000399ba" style:font-size-asian="20pt" style:font-size-complex="20p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0399ba" officeooo:paragraph-rsid="000399ba" style:font-size-asian="12.25pt" style:font-size-complex="14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officeooo:rsid="000399ba" officeooo:paragraph-rsid="000399ba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Times New Roman" fo:font-size="14pt" officeooo:rsid="000399ba" officeooo:paragraph-rsid="000399ba" style:font-size-asian="14pt" style:font-size-complex="14pt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Times New Roman" fo:font-size="14pt" fo:language="ru" fo:country="RU" officeooo:rsid="000399ba" officeooo:paragraph-rsid="000399ba" style:font-size-asian="14pt" style:font-size-complex="14pt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Times New Roman" fo:font-size="14pt" fo:language="ru" fo:country="RU" officeooo:rsid="000399ba" officeooo:paragraph-rsid="000399ba" style:font-size-asian="14pt" style:font-size-complex="14pt"/>
    </style:style>
    <style:style style:name="P8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399ba" officeooo:paragraph-rsid="000399ba" style:font-size-asian="12.25pt" style:font-size-complex="14pt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399ba" officeooo:paragraph-rsid="000399ba" style:font-size-asian="12.25pt" style:font-size-complex="14pt"/>
    </style:style>
    <style:style style:name="P10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399ba" officeooo:paragraph-rsid="000399ba" style:font-size-asian="12.25pt" style:font-size-complex="14pt"/>
    </style:style>
    <style:style style:name="P11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399ba" officeooo:paragraph-rsid="000399ba" style:font-size-asian="12.25pt" style:font-size-complex="14pt"/>
    </style:style>
    <style:style style:name="P12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399ba" officeooo:paragraph-rsid="000399ba" style:font-size-asian="12.25pt" style:font-size-complex="14pt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20pt" fo:language="ru" fo:country="RU" officeooo:rsid="00058ffe" officeooo:paragraph-rsid="00058ffe" style:font-size-asian="20pt" style:font-size-complex="20pt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58ffe" officeooo:paragraph-rsid="00058ffe" style:font-size-asian="12.25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fo:language="en" fo:country="US" officeooo:rsid="00058ffe" officeooo:paragraph-rsid="00058ffe" style:font-size-asian="12pt" style:font-size-complex="12pt"/>
    </style:style>
    <style:style style:name="P1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6d07d" officeooo:paragraph-rsid="0006d07d" style:font-size-asian="12.25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058ffe" officeooo:paragraph-rsid="00058ffe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officeooo:rsid="0006d07d" officeooo:paragraph-rsid="0006d07d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officeooo:rsid="00079a0a" officeooo:paragraph-rsid="00079a0a" style:font-size-asian="12pt" style:font-size-complex="12pt"/>
    </style:style>
    <style:style style:name="P2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20pt" fo:language="ru" fo:country="RU" officeooo:rsid="0008c04b" officeooo:paragraph-rsid="0008c04b" style:font-size-asian="20pt" style:font-size-complex="20pt"/>
    </style:style>
    <style:style style:name="P2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20pt" fo:language="ru" fo:country="RU" officeooo:rsid="0009026a" officeooo:paragraph-rsid="0009026a" style:font-size-asian="20pt" style:font-size-complex="20pt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0399ba" officeooo:paragraph-rsid="0009026a" style:font-size-asian="12.25pt" style:font-size-complex="14pt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09026a" officeooo:paragraph-rsid="0009026a" style:font-size-asian="12.25pt" style:font-size-complex="14pt"/>
    </style:style>
    <style:style style:name="P24" style:family="paragraph" style:parent-style-name="Text_20_body" style:list-style-name="L6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9026a" officeooo:paragraph-rsid="0009026a" style:font-size-asian="12.25pt" style:font-size-complex="14pt"/>
    </style:style>
    <style:style style:name="P2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a7d1f" officeooo:paragraph-rsid="000a7d1f" style:font-size-asian="12.25pt" style:font-size-complex="14pt"/>
    </style:style>
    <style:style style:name="P2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9026a" officeooo:paragraph-rsid="0009026a" style:font-size-asian="12.25pt" style:font-size-complex="14pt"/>
    </style:style>
    <style:style style:name="P2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20pt" fo:language="ru" fo:country="RU" officeooo:rsid="000a7d1f" officeooo:paragraph-rsid="000a7d1f" style:font-size-asian="20pt" style:font-size-complex="20pt"/>
    </style:style>
    <style:style style:name="P28" style:family="paragraph" style:parent-style-name="Text_20_body" style:list-style-name="L7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a7d1f" officeooo:paragraph-rsid="000a7d1f" style:font-size-asian="12.25pt" style:font-size-complex="14pt"/>
    </style:style>
    <style:style style:name="P2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bcfc5" officeooo:paragraph-rsid="000bcfc5" style:font-size-asian="12.25pt" style:font-size-complex="14pt"/>
    </style:style>
    <style:style style:name="P3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20pt" fo:language="ru" fo:country="RU" officeooo:rsid="000d91a1" officeooo:paragraph-rsid="000d91a1" style:font-size-asian="20pt" style:font-size-complex="20pt"/>
    </style:style>
    <style:style style:name="P3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a7d1f" officeooo:paragraph-rsid="000d91a1" style:font-size-asian="12.25pt" style:font-size-complex="14pt"/>
    </style:style>
    <style:style style:name="P3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d91a1" officeooo:paragraph-rsid="000d91a1" style:font-size-asian="12.25pt" style:font-size-complex="14pt"/>
    </style:style>
    <style:style style:name="P33" style:family="paragraph" style:parent-style-name="Text_20_body" style:list-style-name="L8">
      <style:paragraph-properties fo:margin-top="0cm" fo:margin-bottom="0.247cm" style:contextual-spacing="false" fo:text-align="start" style:justify-single-word="false" fo:orphans="2" fo:widows="2"/>
      <style:text-properties style:font-name="Times New Roman" fo:font-size="14pt" fo:language="ru" fo:country="RU" officeooo:rsid="000d91a1" officeooo:paragraph-rsid="000d91a1" style:font-size-asian="12.25pt" style:font-size-complex="14pt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80" loext:opacity="100%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size-asian="14pt"/>
    </style:style>
    <style:style style:name="T6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ize-asian="14pt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ize-asian="14pt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054ef0" style:text-blinking="false" fo:background-color="transparent" loext:char-shading-value="0" style:font-size-asian="14pt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54ef0" style:text-blinking="false" fo:background-color="transparent" loext:char-shading-value="0" style:font-size-asian="14pt"/>
    </style:style>
    <style:style style:name="T11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0bcfc5" style:text-blinking="false" fo:background-color="transparent" loext:char-shading-value="0" style:font-size-asian="14pt"/>
    </style:style>
    <style:style style:name="T13" style:family="text">
      <style:text-properties fo:font-variant="normal" fo:text-transform="none" fo:color="#000000" loext:opacity="100%" style:text-line-through-style="none" style:text-line-through-type="none" fo:letter-spacing="normal" fo:language="en" fo:country="US" fo:font-style="normal" style:text-underline-style="none" fo:font-weight="normal" style:text-blinking="false" fo:background-color="transparent" loext:char-shading-value="0" style:font-size-asian="14pt"/>
    </style:style>
    <style:style style:name="T14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09026a" style:text-blinking="false" fo:background-color="transparent" loext:char-shading-value="0" style:font-size-asian="14pt"/>
    </style:style>
    <style:style style:name="T15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09026a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0d91a1" style:text-blinking="false" fo:background-color="transparent" loext:char-shading-value="0" style:font-size-asian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743063716658_47"/><text:span text:style-name="T1">Помогите Максу и Алисе — протестируйте их сайт «Дом питомца»: </text:span><text:a xlink:type="simple" xlink:href="http://158.160.56.133/app/pets" text:style-name="Internet_20_link" text:visited-style-name="Visited_20_Internet_20_Link"><text:span text:style-name="T2">http://158.160.56.133/app/pets</text:span></text:a><text:span text:style-name="T1">.</text:span></text:p>
      <text:p text:style-name="P2"><text:span text:style-name="T3">Проверка формы подачи заявки</text:span></text:p>
      <text:p text:style-name="P3"><text:span text:style-name="T4">Предусловия: открыта страница </text:span><text:a xlink:type="simple" xlink:href="http://158.160.56.133/app/pets" text:style-name="Internet_20_link" text:visited-style-name="Visited_20_Internet_20_Link"><text:span text:style-name="T5">http://158.160.56.133/app/pets</text:span></text:a><text:span text:style-name="T6">, на ней имеется минимум одно животное в статусе «животное без дома»</text:span></text:p>
      <text:p text:style-name="P4"><text:span text:style-name="T3">Шаги:</text:span></text:p>
      <text:list text:style-name="L1">
        <text:list-item>
          <text:p text:style-name="P5"><text:span text:style-name="T3">Нажать на кнопку «Питомцы без дома»</text:span></text:p>
        </text:list-item>
        <text:list-item>
          <text:p text:style-name="P5"><text:span text:style-name="T3">Выбрать любое животное на странице и нажать «Без дома»</text:span></text:p>
        </text:list-item>
        <text:list-item>
          <text:p text:style-name="P5"><text:span text:style-name="T3">В всплывшем окне ввести необходимые данные формы (ФИО, номер телефона, электронная почта, комментарий)</text:span></text:p>
        </text:list-item>
        <text:list-item>
          <text:p text:style-name="P6"><text:span text:style-name="T3">Нажать «Да» после заполнения формы</text:span></text:p>
        </text:list-item>
      </text:list>
      <text:p text:style-name="P7"><text:span text:style-name="T3">Ожидание: появляется сообщение об успешно отправленной заявке.</text:span></text:p>
      <text:p text:style-name="P2"><text:span text:style-name="T3">Проверка работы панели навигации</text:span></text:p>
      <text:p text:style-name="P3"><text:span text:style-name="T3">Предусловия: открыта страница </text:span><text:a xlink:type="simple" xlink:href="http://158.160.56.133/app/pets" text:style-name="Internet_20_link" text:visited-style-name="Visited_20_Internet_20_Link"><text:span text:style-name="T5">http://158.160.56.133/app/pets</text:span></text:a><text:span text:style-name="T6">, на ней имеется панель навигации.</text:span></text:p>
      <text:p text:style-name="P3"><text:span text:style-name="T6">Шаги:</text:span></text:p>
      <text:list text:style-name="L2">
        <text:list-item>
          <text:p text:style-name="P8"><text:span text:style-name="T6">Нажать кнопку «О нас»</text:span></text:p>
        </text:list-item>
        <text:list-item>
          <text:p text:style-name="P8"><text:span text:style-name="T6">Должна открыться страница с информацией о компании</text:span></text:p>
        </text:list-item>
        <text:list-item>
          <text:p text:style-name="P8"><text:span text:style-name="T6">Нажать кнопку «Питомцы»</text:span></text:p>
        </text:list-item>
        <text:list-item>
          <text:p text:style-name="P8"><text:span text:style-name="T6">Должна открыться страница со списком животных</text:span></text:p>
        </text:list-item>
        <text:list-item>
          <text:p text:style-name="P8"><text:span text:style-name="T6">Нажать кнопку «Контакты»</text:span></text:p>
        </text:list-item>
        <text:list-item>
          <text:p text:style-name="P8"><text:span text:style-name="T6">Должна открыться страниц с контактной информацией сайта.</text:span></text:p>
        </text:list-item>
      </text:list>
      <text:p text:style-name="P9"><text:span text:style-name="T6">Ожидание: все переходы прошли успешно.</text:span></text:p>
      <text:p text:style-name="P2"><text:span text:style-name="T7">Проверка работы сортировки по возрасту</text:span></text:p>
      <text:p text:style-name="P3"><text:span text:style-name="T7">Предусловия: </text:span><text:span text:style-name="T8">открыта страница </text:span><text:a xlink:type="simple" xlink:href="http://158.160.56.133/app/pets" text:style-name="Internet_20_link" text:visited-style-name="Visited_20_Internet_20_Link"><text:span text:style-name="T5">http://158.160.56.133/app/pets</text:span></text:a><text:span text:style-name="T6">, на ней имеется более 2 животных.</text:span></text:p>
      <text:p text:style-name="P3"><text:span text:style-name="T6">Шаги:</text:span></text:p>
      <text:list text:style-name="L3">
        <text:list-item>
          <text:p text:style-name="P10"><text:span text:style-name="T6">Нажать на кнопку «Сортировать по»</text:span></text:p>
        </text:list-item>
        <text:list-item>
          <text:p text:style-name="P10"><text:span text:style-name="T6">Выбрать «Возраст»</text:span></text:p>
        </text:list-item>
      </text:list>
      <text:p text:style-name="P9"><text:soft-page-break/><text:span text:style-name="T6">Ожидание: Список животных на экране должен отсортироваться по возрастанию возраста. </text:span></text:p>
      <text:p text:style-name="P2"><text:span text:style-name="T7">Проверка работы сортировки по кличке</text:span></text:p>
      <text:p text:style-name="P3"><text:span text:style-name="T7">Предусловия: </text:span><text:span text:style-name="T8">открыта страница </text:span><text:a xlink:type="simple" xlink:href="http://158.160.56.133/app/pets" text:style-name="Internet_20_link" text:visited-style-name="Visited_20_Internet_20_Link"><text:span text:style-name="T5">http://158.160.56.133/app/pets</text:span></text:a><text:span text:style-name="T6">, на ней имеется более 2 животных.</text:span></text:p>
      <text:p text:style-name="P3"><text:span text:style-name="T6">Шаги:</text:span></text:p>
      <text:list text:style-name="L4">
        <text:list-item>
          <text:p text:style-name="P11"><text:span text:style-name="T6">Нажать на кнопку «Сортировать по»</text:span></text:p>
        </text:list-item>
        <text:list-item>
          <text:p text:style-name="P11"><text:span text:style-name="T6">Выбрать «</text:span><text:span text:style-name="T9">Кличка</text:span><text:span text:style-name="T6">»</text:span></text:p>
        </text:list-item>
      </text:list>
      <text:p text:style-name="P9"><text:span text:style-name="T6">Ожидание: Список животных на экране должен отсортироваться по </text:span><text:span text:style-name="T9">кличке</text:span><text:span text:style-name="T6">. </text:span></text:p>
      <text:p text:style-name="P2"><text:span text:style-name="T7">Проверка работы сортировки по </text:span><text:span text:style-name="T10">статусу доступности забрать животное</text:span></text:p>
      <text:p text:style-name="P3"><text:span text:style-name="T7">Предусловия: </text:span><text:span text:style-name="T8">открыта страница </text:span><text:a xlink:type="simple" xlink:href="http://158.160.56.133/app/pets" text:style-name="Internet_20_link" text:visited-style-name="Visited_20_Internet_20_Link"><text:span text:style-name="T5">http://158.160.56.133/app/pets</text:span></text:a><text:span text:style-name="T6">, на ней имеется более 2 животных.</text:span></text:p>
      <text:p text:style-name="P3"><text:span text:style-name="T6">Шаги:</text:span></text:p>
      <text:list text:style-name="L5">
        <text:list-item>
          <text:p text:style-name="P12"><text:span text:style-name="T6">Нажать на кнопку «Сортировать по»</text:span></text:p>
        </text:list-item>
        <text:list-item>
          <text:p text:style-name="P12"><text:span text:style-name="T6">Выбрать «</text:span><text:span text:style-name="T9">Статус</text:span><text:span text:style-name="T6">»</text:span></text:p>
        </text:list-item>
      </text:list>
      <text:p text:style-name="P9"><text:span text:style-name="T6">Ожидание: Список животных на экране должен отсортироваться по </text:span><text:span text:style-name="T9">статусу доступности забрать животное</text:span><text:span text:style-name="T6">. </text:span></text:p>
      <text:p text:style-name="P9"><text:span text:style-name="T6"/></text:p>
      <text:p text:style-name="P13"><text:span text:style-name="T11">Чек-листы</text:span></text:p>
      <text:p text:style-name="P14"><text:span text:style-name="T6">Шапка сайт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5">N</text:p>
          </table:table-cell>
          <table:table-cell table:style-name="Таблица1.A1" office:value-type="string">
            <text:p text:style-name="P15">Приоритет</text:p>
          </table:table-cell>
          <table:table-cell table:style-name="Таблица1.A1" office:value-type="string">
            <text:p text:style-name="P15">Проверка</text:p>
          </table:table-cell>
          <table:table-cell table:style-name="Таблица1.A1" office:value-type="string">
            <text:p text:style-name="P15">Тестовые данные</text:p>
          </table:table-cell>
          <table:table-cell table:style-name="Таблица1.A1" office:value-type="string">
            <text:p text:style-name="P15">Результат</text:p>
          </table:table-cell>
          <table:table-cell table:style-name="Таблица1.F1" office:value-type="string">
            <text:p text:style-name="P15">Комментарий</text:p>
          </table:table-cell>
        </table:table-row>
        <table:table-row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5">Высокий</text:p>
          </table:table-cell>
          <table:table-cell table:style-name="Таблица1.A2" office:value-type="string">
            <text:p text:style-name="P15">Открывается страница «О нас»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2</text:p>
          </table:table-cell>
          <table:table-cell table:style-name="Таблица1.A2" office:value-type="string">
            <text:p text:style-name="P15">Высокий</text:p>
          </table:table-cell>
          <table:table-cell table:style-name="Таблица1.A2" office:value-type="string">
            <text:p text:style-name="P15">Открывается страница «Контакты»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5">Высокий</text:p>
          </table:table-cell>
          <table:table-cell table:style-name="Таблица1.A2" office:value-type="string">
            <text:p text:style-name="P15">Открывается страница «Питомцы»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15">Средний</text:p>
          </table:table-cell>
          <table:table-cell table:style-name="Таблица1.A2" office:value-type="string">
            <text:p text:style-name="P15">Работает поиск по питомцам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>Работает только на странице «Питомцы»</text:p>
          </table:table-cell>
        </table:table-row>
      </table:table>
      <text:p text:style-name="P16"><text:soft-page-break/><text:span text:style-name="T6">Работает фильтр по атрибутам питомц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7">N</text:p>
          </table:table-cell>
          <table:table-cell table:style-name="Таблица2.A1" office:value-type="string">
            <text:p text:style-name="P17">Приоритет</text:p>
          </table:table-cell>
          <table:table-cell table:style-name="Таблица2.A1" office:value-type="string">
            <text:p text:style-name="P17">Проверка</text:p>
          </table:table-cell>
          <table:table-cell table:style-name="Таблица2.A1" office:value-type="string">
            <text:p text:style-name="P17">Тестовые данные</text:p>
          </table:table-cell>
          <table:table-cell table:style-name="Таблица2.A1" office:value-type="string">
            <text:p text:style-name="P17">Результат</text:p>
          </table:table-cell>
          <table:table-cell table:style-name="Таблица2.F1" office:value-type="string">
            <text:p text:style-name="P17">Комментарий</text:p>
          </table:table-cell>
        </table:table-row>
        <table:table-row table:style-name="Таблица2.1"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19">Средний</text:p>
          </table:table-cell>
          <table:table-cell table:style-name="Таблица2.A2" office:value-type="string">
            <text:p text:style-name="P19">Работает фильтрация по виду животного</text:p>
          </table:table-cell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</table:table-row>
        <table:table-row table:style-name="Таблица2.1"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19">Средний</text:p>
          </table:table-cell>
          <table:table-cell table:style-name="Таблица2.A2" office:value-type="string">
            <text:p text:style-name="P19">Работает фильтрация по породе</text:p>
          </table:table-cell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</table:table-row>
        <table:table-row table:style-name="Таблица2.1">
          <table:table-cell table:style-name="Таблица2.A2" office:value-type="string">
            <text:p text:style-name="P18">3</text:p>
          </table:table-cell>
          <table:table-cell table:style-name="Таблица2.A2" office:value-type="string">
            <text:p text:style-name="P19">Средний</text:p>
          </table:table-cell>
          <table:table-cell table:style-name="Таблица2.A2" office:value-type="string">
            <text:p text:style-name="P19">Работает фильтрация по полу</text:p>
          </table:table-cell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</table:table-row>
        <table:table-row table:style-name="Таблица2.1">
          <table:table-cell table:style-name="Таблица2.A2" office:value-type="string">
            <text:p text:style-name="P18">4</text:p>
          </table:table-cell>
          <table:table-cell table:style-name="Таблица2.A2" office:value-type="string">
            <text:p text:style-name="P19">Средний</text:p>
          </table:table-cell>
          <table:table-cell table:style-name="Таблица2.A2" office:value-type="string">
            <text:p text:style-name="P19">Работает фильтрация по возрасту</text:p>
          </table:table-cell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</table:table-row>
      </table:table>
      <text:p text:style-name="P16"><text:span text:style-name="T6"/></text:p>
      <text:p text:style-name="P20"><text:span text:style-name="T11">Баги</text:span></text:p>
      <text:p text:style-name="P21"><text:span text:style-name="T11">Дубликаты опций фильтров</text:span></text:p>
      <text:p text:style-name="P22"><text:span text:style-name="T6">Предусловия: открыта страница </text:span><text:a xlink:type="simple" xlink:href="http://158.160.56.133/app/pets" text:style-name="Internet_20_link" text:visited-style-name="Visited_20_Internet_20_Link"><text:span text:style-name="T5">http://158.160.56.133/app/pets</text:span></text:a></text:p>
      <text:p text:style-name="P23"><text:span text:style-name="T6">Шаги:</text:span></text:p>
      <text:list text:style-name="L6">
        <text:list-item>
          <text:p text:style-name="P24"><text:span text:style-name="T6">Нажать на выпадающий список «Пол», «Вид животного» или «Порода»</text:span></text:p>
        </text:list-item>
      </text:list>
      <text:p text:style-name="P25"><text:span text:style-name="T6">Ожидаемый результат: появляется список уникальных опций для фильтрации животных.</text:span></text:p>
      <text:p text:style-name="P26"><text:span text:style-name="T6">Фактический результат: некоторые опции отображаются несколько раз:</text:span></text:p>
      <text:p text:style-name="P26"><text:span text:style-name="T6">«обезьянка» в «вид животного», «питбуль» в «порода» и «мальчик» в «Пол».</text:span></text:p>
      <text:p text:style-name="P27"><text:span text:style-name="T11">Неверное отображаются названия полей формы заявки</text:span></text:p>
      <text:p text:style-name="P25"><text:span text:style-name="T6">Предусловия: открыта страница любого животного, например, </text:span><text:a xlink:type="simple" xlink:href="http://158.160.56.133/app/pets/70a41546-3381-4d13-be73-3096ef0cbe0b" text:style-name="Internet_20_link" text:visited-style-name="Visited_20_Internet_20_Link"><text:span text:style-name="T5">http://158.160.56.133/app/pets/70a41546-3381-4d13-be73-3096ef0cbe0b</text:span></text:a></text:p>
      <text:p text:style-name="P25"><text:span text:style-name="T6">Шаги:</text:span></text:p>
      <text:list text:style-name="L7">
        <text:list-item>
          <text:p text:style-name="P28"><text:span text:style-name="T6">Нажать «Приютить»</text:span></text:p>
        </text:list-item>
      </text:list>
      <text:p text:style-name="P25"><text:span text:style-name="T6">Ожидаемый результат: появляется </text:span><text:span text:style-name="T12">форма с корректными названиями полей формы заявки</text:span></text:p>
      <text:p text:style-name="P29"><text:span text:style-name="T6">Фактический результат: вместо названий полей отображается «</text:span><text:span text:style-name="T13">field.name</text:span><text:span text:style-name="T14">».</text:span></text:p>
      <text:p text:style-name="P30"><text:span text:style-name="T15">Н</text:span><text:span text:style-name="T11">е блокируется кнопка «Приютить» у животных со статусом «Хотят забрать»</text:span></text:p>
      <text:p text:style-name="P31"><text:span text:style-name="T6">Предусловия: открыта страница любого животного </text:span><text:span text:style-name="T16">со статусом «Хотят забрать»</text:span><text:span text:style-name="T6">, например, </text:span><text:a xlink:type="simple" xlink:href="http://158.160.56.133/app/pets/70a41546-3381-4d13-be73-3096ef0cbe0b" text:style-name="Internet_20_link" text:visited-style-name="Visited_20_Internet_20_Link"><text:span text:style-name="T5">http://158.160.56.133/app/pets/70a41546-3381-4d13-be73-3096ef0cbe0b</text:span></text:a></text:p>
      <text:p text:style-name="P32"><text:soft-page-break/><text:span text:style-name="T6">Шаги:</text:span></text:p>
      <text:list text:style-name="L8">
        <text:list-item>
          <text:p text:style-name="P33"><text:span text:style-name="T6">Нажать «Приютить»</text:span></text:p>
        </text:list-item>
      </text:list>
      <text:p text:style-name="P32"><text:span text:style-name="T6">Ожидаемый результат: появляется сообщение о том, что животное хотят забрать</text:span></text:p>
      <text:p text:style-name="P32"><text:span text:style-name="T6">Фактический результат: появляется форма подачи заявки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5:22:22.970000000</meta:creation-date>
    <dc:date>2025-03-27T15:59:16.980000000</dc:date>
    <meta:editing-duration>PT25M35S</meta:editing-duration>
    <meta:editing-cycles>12</meta:editing-cycles>
    <meta:generator>LibreOffice/24.8.5.2$Windows_X86_64 LibreOffice_project/fddf2685c70b461e7832239a0162a77216259f22</meta:generator>
    <meta:document-statistic meta:table-count="2" meta:image-count="0" meta:object-count="0" meta:page-count="4" meta:paragraph-count="97" meta:word-count="433" meta:character-count="3404" meta:non-whitespace-character-count="3083"/>
  </office:meta>
</office:document-meta>
</file>